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8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36"/>
    <style:style style:name="ce14" style:family="table-cell" style:parent-style-name="Default" style:data-style-name="N2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88395833333333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6.82625cm"/>
    </style:style>
    <style:style style:name="co18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scription:</text:p>
          </table:table-cell>
          <table:table-cell office:value-type="string" table:style-name="ce2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Units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Km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kcat</text:p>
          </table:table-cell>
          <table:table-cell office:value-type="string" table:style-name="ce2">
            <text:p>1/h</text:p>
          </table:table-cell>
          <table:table-cell office:value-type="string" table:style-name="ce2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o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Sheets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A</text:p>
          </table:table-cell>
          <table:table-cell office:value-type="string" table:style-name="ce2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I</text:p>
          </table:table-cell>
          <table:table-cell office:value-type="string" table:style-name="ce2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cat</text:p>
          </table:table-cell>
          <table:table-cell office:value-type="string" table:style-name="ce2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conditions</text:p>
          </table:table-cell>
          <table:table-cell office:value-type="string" table:style-name="ce2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3" table:default-cell-style-name="ce8"/>
        <table:table-column table:style-name="co4" table:number-columns-repeated="1002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1"/>
        <table:table-column table:style-name="co5" table:number-columns-repeated="15363" table:default-cell-style-name="ce1"/>
        <table:table-column table:style-name="co5" table:number-columns-repeated="5" table:default-cell-style-name="ce7"/>
        <table:table-row table:style-name="ro1">
          <table:table-cell table:style-name="ce4"/>
          <table:table-cell office:value-type="string" table:style-name="ce5">
            <text:p>Cin</text:p>
          </table:table-cell>
          <table:table-cell office:value-type="string" table:style-name="ce5">
            <text:p>EAA</text:p>
          </table:table-cell>
          <table:table-cell office:value-type="string" table:style-name="ce4">
            <text:p>ENT</text:p>
          </table:table-cell>
          <table:table-cell office:value-type="string" table:style-name="ce6">
            <text:p>rRNAp</text:p>
          </table:table-cell>
          <table:table-cell office:value-type="string" table:style-name="ce6">
            <text:p>Deg</text:p>
          </table:table-cell>
          <table:table-cell office:value-type="string" table:style-name="ce6">
            <text:p>Maint</text:p>
          </table:table-cell>
          <table:table-cell office:value-type="string" table:style-name="ce5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-1" table:style-name="ce7">
            <text:p>-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C</text:p>
          </table:table-cell>
          <table:table-cell office:value-type="float" office:value="1" table:style-name="ce7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-0.66" table:style-name="ce7">
            <text:p>-0.66</text:p>
          </table:table-cell>
          <table:table-cell office:value-type="float" office:value="-0.05" table:style-name="ce7">
            <text:p>-0.05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A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0.34" table:style-name="ce7">
            <text:p>-0.3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-1" table:style-name="ce7">
            <text:p>-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N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1" table:style-name="ce7">
            <text:p>1</text:p>
          </table:table-cell>
          <table:table-cell office:value-type="float" office:value="-1" table:style-name="ce7">
            <text:p>-1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rRNA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95" table:style-name="ce7">
            <text:p>0.95</text:p>
          </table:table-cell>
          <table:table-cell office:value-type="float" office:value="-1" table:style-name="ce7">
            <text:p>-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number-columns-repeated="16376"/>
        </table:table-row>
        <table:table-row table:number-rows-repeated="1048569" table:style-name="ro1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5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7"/>
        <table:table-column table:style-name="co5" table:number-columns-repeated="15358" table:default-cell-style-name="ce7"/>
        <table:table-row table:style-name="ro1">
          <table:table-cell table:style-name="ce8"/>
          <table:table-cell office:value-type="string" table:style-name="ce5">
            <text:p>Cin</text:p>
          </table:table-cell>
          <table:table-cell office:value-type="string" table:style-name="ce5">
            <text:p>EAA</text:p>
          </table:table-cell>
          <table:table-cell office:value-type="string" table:style-name="ce4">
            <text:p>ENT</text:p>
          </table:table-cell>
          <table:table-cell office:value-type="string" table:style-name="ce6">
            <text:p>rRNAp</text:p>
          </table:table-cell>
          <table:table-cell office:value-type="string" table:style-name="ce6">
            <text:p>Deg</text:p>
          </table:table-cell>
          <table:table-cell office:value-type="string" table:style-name="ce6">
            <text:p>Maint</text:p>
          </table:table-cell>
          <table:table-cell office:value-type="string" table:style-name="ce5">
            <text:p>r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0.1" table:style-name="ce7">
            <text:p>0.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5">
            <text:p>C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6">
            <text:p>AA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6">
            <text:p>NT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5">
            <text:p>rRN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0" table:style-name="ce11">
            <text:p>5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5">
            <text:p>p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12" table:style-name="ce10"/>
          <table:table-cell table:number-columns-repeated="16372"/>
        </table:table-row>
        <table:table-row table:number-rows-repeated="3" table:style-name="ro1">
          <table:table-cell table:number-columns-repeated="12" table:style-name="ce9"/>
          <table:table-cell table:number-columns-repeated="16372"/>
        </table:table-row>
        <table:table-row table:number-rows-repeated="1048565" table:style-name="ro1">
          <table:table-cell table:number-columns-repeated="16384"/>
        </table:table-row>
      </table:table>
      <table:table table:name="KA" table:style-name="ta2">
        <table:table-column table:style-name="co1" table:number-columns-repeated="10" table:default-cell-style-name="ce1"/>
        <table:table-column table:style-name="co13" table:default-cell-style-name="ce1"/>
        <table:table-column table:style-name="co1" table:default-cell-style-name="ce1"/>
        <table:table-column table:style-name="co5" table:number-columns-repeated="16372" table:default-cell-style-name="ce1"/>
        <table:table-row table:style-name="ro1">
          <table:table-cell table:style-name="ce8"/>
          <table:table-cell office:value-type="string" table:style-name="ce5">
            <text:p>Cin</text:p>
          </table:table-cell>
          <table:table-cell office:value-type="string" table:style-name="ce5">
            <text:p>EAA</text:p>
          </table:table-cell>
          <table:table-cell office:value-type="string" table:style-name="ce4">
            <text:p>ENT</text:p>
          </table:table-cell>
          <table:table-cell office:value-type="string" table:style-name="ce6">
            <text:p>rRNAp</text:p>
          </table:table-cell>
          <table:table-cell office:value-type="string" table:style-name="ce6">
            <text:p>Deg</text:p>
          </table:table-cell>
          <table:table-cell office:value-type="string" table:style-name="ce6">
            <text:p>Maint</text:p>
          </table:table-cell>
          <table:table-cell office:value-type="string" table:style-name="ce5">
            <text:p>r</text:p>
          </table:table-cell>
          <table:table-cell table:style-name="ce9"/>
          <table:table-cell table:style-name="ce8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9"/>
          <table:table-cell table:style-name="ce5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5">
            <text:p>C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table:style-name="ce9"/>
          <table:table-cell table:style-name="ce5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6">
            <text:p>A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1">
            <text:p>0</text:p>
          </table:table-cell>
          <table:table-cell table:style-name="ce9"/>
          <table:table-cell table:style-name="ce6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6">
            <text:p>NT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9"/>
          <table:table-cell table:style-name="ce6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5">
            <text:p>rRN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0" table:style-name="ce11">
            <text:p>50</text:p>
          </table:table-cell>
          <table:table-cell table:style-name="ce9"/>
          <table:table-cell table:style-name="ce5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5">
            <text:p>p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9"/>
          <table:table-cell table:style-name="ce5"/>
          <table:table-cell table:number-columns-repeated="2" table:style-name="ce9"/>
          <table:table-cell table:number-columns-repeated="16372"/>
        </table:table-row>
        <table:table-row table:style-name="ro3">
          <table:table-cell table:number-columns-repeated="12" table:style-name="ce10"/>
          <table:table-cell table:number-columns-repeated="16372"/>
        </table:table-row>
        <table:table-row table:number-rows-repeated="2" table:style-name="ro3">
          <table:table-cell table:number-columns-repeated="10" table:style-name="ce9"/>
          <table:table-cell table:number-columns-repeated="2" table:style-name="ce10"/>
          <table:table-cell table:number-columns-repeated="16372"/>
        </table:table-row>
        <table:table-row table:style-name="ro3">
          <table:table-cell table:number-columns-repeated="12" table:style-name="ce9"/>
          <table:table-cell table:number-columns-repeated="16372"/>
        </table:table-row>
        <table:table-row table:number-rows-repeated="2" table:style-name="ro1">
          <table:table-cell table:number-columns-repeated="10" table:style-name="ce3"/>
          <table:table-cell table:number-columns-repeated="2" table:style-name="ce9"/>
          <table:table-cell table:number-columns-repeated="16372"/>
        </table:table-row>
        <table:table-row table:number-rows-repeated="3" table:style-name="ro1">
          <table:table-cell table:number-columns-repeated="10" table:style-name="ce3"/>
          <table:table-cell table:number-columns-repeated="16374" table:style-name="ce1"/>
        </table:table-row>
        <table:table-row table:number-rows-repeated="1048560" table:style-name="ro3">
          <table:table-cell table:number-columns-repeated="16384"/>
        </table:table-row>
      </table:table>
      <table:table table:name="KI" table:style-name="ta3">
        <table:table-column table:style-name="co5" table:number-columns-repeated="16384" table:default-cell-style-name="ce1"/>
        <table:table-row table:style-name="ro1">
          <table:table-cell table:style-name="ce8"/>
          <table:table-cell office:value-type="string" table:style-name="ce5">
            <text:p>Cin</text:p>
          </table:table-cell>
          <table:table-cell office:value-type="string" table:style-name="ce5">
            <text:p>EAA</text:p>
          </table:table-cell>
          <table:table-cell office:value-type="string" table:style-name="ce4">
            <text:p>ENT</text:p>
          </table:table-cell>
          <table:table-cell office:value-type="string" table:style-name="ce6">
            <text:p>rRNAp</text:p>
          </table:table-cell>
          <table:table-cell office:value-type="string" table:style-name="ce6">
            <text:p>Deg</text:p>
          </table:table-cell>
          <table:table-cell office:value-type="string" table:style-name="ce6">
            <text:p>Maint</text:p>
          </table:table-cell>
          <table:table-cell office:value-type="string" table:style-name="ce5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x_C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C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NT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rRN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6"/>
        </table:table-row>
        <table:table-row table:number-rows-repeated="1048569" table:style-name="ro3">
          <table:table-cell table:number-columns-repeated="16384"/>
        </table:table-row>
      </table:table>
      <table:table table:name="kcat" table:style-name="ta1">
        <table:table-column table:style-name="co12" table:default-cell-style-name="ce8"/>
        <table:table-column table:style-name="co14" table:default-cell-style-name="ce8"/>
        <table:table-column table:style-name="co8" table:default-cell-style-name="ce8"/>
        <table:table-column table:style-name="co4" table:default-cell-style-name="ce8"/>
        <table:table-column table:style-name="co15" table:default-cell-style-name="ce8"/>
        <table:table-column table:style-name="co16" table:number-columns-repeated="2" table:default-cell-style-name="ce8"/>
        <table:table-column table:style-name="co4" table:default-cell-style-name="ce8"/>
        <table:table-column table:style-name="co4" table:number-columns-repeated="1000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1"/>
        <table:table-column table:style-name="co5" table:number-columns-repeated="15363" table:default-cell-style-name="ce1"/>
        <table:table-row table:style-name="ro1">
          <table:table-cell table:style-name="ce8"/>
          <table:table-cell office:value-type="string" table:style-name="ce5">
            <text:p>Cin</text:p>
          </table:table-cell>
          <table:table-cell office:value-type="string" table:style-name="ce5">
            <text:p>EAA</text:p>
          </table:table-cell>
          <table:table-cell office:value-type="string" table:style-name="ce4">
            <text:p>ENT</text:p>
          </table:table-cell>
          <table:table-cell office:value-type="string" table:style-name="ce6">
            <text:p>rRNAp</text:p>
          </table:table-cell>
          <table:table-cell office:value-type="string" table:style-name="ce6">
            <text:p>Deg</text:p>
          </table:table-cell>
          <table:table-cell office:value-type="string" table:style-name="ce6">
            <text:p>Maint</text:p>
          </table:table-cell>
          <table:table-cell office:value-type="string" table:style-name="ce5">
            <text:p>r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kcat_f</text:p>
          </table:table-cell>
          <table:table-cell office:value-type="float" office:value="200" table:style-name="ce13">
            <text:p>200.0000</text:p>
          </table:table-cell>
          <table:table-cell office:value-type="float" office:value="7.3845999999999998" table:style-name="ce13">
            <text:p>7.3846</text:p>
          </table:table-cell>
          <table:table-cell office:value-type="float" office:value="9.8003999999999998" table:style-name="ce13">
            <text:p>9.8004</text:p>
          </table:table-cell>
          <table:table-cell office:value-type="float" office:value="140" table:style-name="ce14">
            <text:p>140.00</text:p>
          </table:table-cell>
          <table:table-cell office:value-type="float" office:value="140" table:style-name="ce14">
            <text:p>140.00</text:p>
          </table:table-cell>
          <table:table-cell office:value-type="float" office:value="40" table:style-name="ce14">
            <text:p>40.00</text:p>
          </table:table-cell>
          <table:table-cell office:value-type="float" office:value="4.5" table:style-name="ce14">
            <text:p>4.50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kcat_b</text:p>
          </table:table-cell>
          <table:table-cell office:value-type="float" office:value="40" table:style-name="ce13">
            <text:p>40.0000</text:p>
          </table:table-cell>
          <table:table-cell office:value-type="float" office:value="1.47692" table:formula="of:=[.C2]/5" table:style-name="ce13">
            <text:p>1.4769</text:p>
          </table:table-cell>
          <table:table-cell office:value-type="float" office:value="1.96008" table:formula="of:=[.D2]/5" table:style-name="ce13">
            <text:p>1.9601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table:number-columns-repeated="16376"/>
        </table:table-row>
        <table:table-row table:number-rows-repeated="1048573"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8"/>
        <table:table-column table:style-name="co6" table:number-columns-repeated="984" table:default-cell-style-name="ce3"/>
        <table:table-column table:style-name="co6" table:number-columns-repeated="35" table:default-cell-style-name="ce1"/>
        <table:table-column table:style-name="co5" table:number-columns-repeated="15360" table:default-cell-style-name="ce1"/>
        <table:table-row table:style-name="ro1">
          <table:table-cell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8">
            <text:p>13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table:number-columns-repeated="4" table:style-name="ce8"/>
          <table:table-cell table:number-columns-repeated="964" table:style-name="ce3"/>
          <table:table-cell table:number-columns-repeated="15395"/>
        </table:table-row>
        <table:table-row table:style-name="ro1">
          <table:table-cell office:value-type="string" table:style-name="ce8">
            <text:p>rho</text:p>
          </table:table-cell>
          <table:table-cell office:value-type="float" office:value="340" table:style-name="ce8">
            <text:p>340</text:p>
          </table:table-cell>
          <table:table-cell office:value-type="float" office:value="334.9" table:formula="of:=0.985*[.B2]" table:style-name="ce8">
            <text:p>334.9</text:p>
          </table:table-cell>
          <table:table-cell office:value-type="float" office:value="329.87649999999996" table:formula="of:=0.985*[.C2]" table:style-name="ce8">
            <text:p>329.8765</text:p>
          </table:table-cell>
          <table:table-cell office:value-type="float" office:value="324.92835249999996" table:formula="of:=0.985*[.D2]" table:style-name="ce8">
            <text:p>324.9283525</text:p>
          </table:table-cell>
          <table:table-cell office:value-type="float" office:value="320.05442721249995" table:formula="of:=0.985*[.E2]" table:style-name="ce8">
            <text:p>320.0544272</text:p>
          </table:table-cell>
          <table:table-cell office:value-type="float" office:value="315.25361080431242" table:formula="of:=0.985*[.F2]" table:style-name="ce8">
            <text:p>315.2536108</text:p>
          </table:table-cell>
          <table:table-cell office:value-type="float" office:value="310.52480664224771" table:formula="of:=0.985*[.G2]" table:style-name="ce8">
            <text:p>310.5248066</text:p>
          </table:table-cell>
          <table:table-cell office:value-type="float" office:value="305.86693454261399" table:formula="of:=0.985*[.H2]" table:style-name="ce8">
            <text:p>305.8669345</text:p>
          </table:table-cell>
          <table:table-cell office:value-type="float" office:value="301.27893052447479" table:formula="of:=0.985*[.I2]" table:style-name="ce8">
            <text:p>301.2789305</text:p>
          </table:table-cell>
          <table:table-cell office:value-type="float" office:value="296.75974656660765" table:formula="of:=0.985*[.J2]" table:style-name="ce8">
            <text:p>296.7597466</text:p>
          </table:table-cell>
          <table:table-cell office:value-type="float" office:value="292.30835036810851" table:formula="of:=0.985*[.K2]" table:style-name="ce8">
            <text:p>292.3083504</text:p>
          </table:table-cell>
          <table:table-cell office:value-type="float" office:value="287.92372511258685" table:formula="of:=0.985*[.L2]" table:style-name="ce8">
            <text:p>287.9237251</text:p>
          </table:table-cell>
          <table:table-cell office:value-type="float" office:value="283.60486923589804" table:formula="of:=0.985*[.M2]" table:style-name="ce8">
            <text:p>283.6048692</text:p>
          </table:table-cell>
          <table:table-cell office:value-type="float" office:value="279.35079619735956" table:formula="of:=0.985*[.N2]" table:style-name="ce8">
            <text:p>279.3507962</text:p>
          </table:table-cell>
          <table:table-cell office:value-type="float" office:value="275.16053425439918" table:formula="of:=0.985*[.O2]" table:style-name="ce8">
            <text:p>275.1605343</text:p>
          </table:table-cell>
          <table:table-cell office:value-type="float" office:value="271.03312624058321" table:formula="of:=0.985*[.P2]" table:style-name="ce8">
            <text:p>271.0331262</text:p>
          </table:table-cell>
          <table:table-cell office:value-type="float" office:value="266.96762934697449" table:formula="of:=0.985*[.Q2]" table:style-name="ce8">
            <text:p>266.9676293</text:p>
          </table:table-cell>
          <table:table-cell office:value-type="float" office:value="262.96311490676987" table:formula="of:=0.985*[.R2]" table:style-name="ce8">
            <text:p>262.9631149</text:p>
          </table:table-cell>
          <table:table-cell office:value-type="float" office:value="259.0186681831683" table:formula="of:=0.985*[.S2]" table:style-name="ce8">
            <text:p>259.0186682</text:p>
          </table:table-cell>
          <table:table-cell office:value-type="float" office:value="255.13338816042076" table:formula="of:=0.985*[.T2]" table:style-name="ce8">
            <text:p>255.1333882</text:p>
          </table:table-cell>
          <table:table-cell table:number-columns-repeated="5" table:style-name="ce8"/>
          <table:table-cell table:number-columns-repeated="16358"/>
        </table:table-row>
        <table:table-row table:style-name="ro1">
          <table:table-cell office:value-type="string" table:style-name="ce9">
            <text:p>x_C</text:p>
          </table:table-cell>
          <table:table-cell office:value-type="float" office:value="1" table:style-name="ce8">
            <text:p>1</text:p>
          </table:table-cell>
          <table:table-cell office:value-type="float" office:value="0.71428571428571397" table:style-name="ce8">
            <text:p>0.714285714</text:p>
          </table:table-cell>
          <table:table-cell office:value-type="float" office:value="0.51020408163265396" table:style-name="ce8">
            <text:p>0.510204082</text:p>
          </table:table-cell>
          <table:table-cell office:value-type="float" office:value="0.364431486880466" table:style-name="ce8">
            <text:p>0.364431487</text:p>
          </table:table-cell>
          <table:table-cell office:value-type="float" office:value="0.26030820491461998" table:style-name="ce8">
            <text:p>0.260308205</text:p>
          </table:table-cell>
          <table:table-cell office:value-type="float" office:value="0.18593443208187099" table:style-name="ce8">
            <text:p>0.185934432</text:p>
          </table:table-cell>
          <table:table-cell office:value-type="float" office:value="0.132810308629908" table:style-name="ce8">
            <text:p>0.132810309</text:p>
          </table:table-cell>
          <table:table-cell office:value-type="float" office:value="9.4864506164219806E-2" table:style-name="ce8">
            <text:p>0.094864506</text:p>
          </table:table-cell>
          <table:table-cell office:value-type="float" office:value="6.7760361545871395E-2" table:style-name="ce8">
            <text:p>0.067760362</text:p>
          </table:table-cell>
          <table:table-cell office:value-type="float" office:value="4.8400258247050999E-2" table:style-name="ce8">
            <text:p>0.048400258</text:p>
          </table:table-cell>
          <table:table-cell office:value-type="float" office:value="3.4571613033607798E-2" table:style-name="ce8">
            <text:p>0.034571613</text:p>
          </table:table-cell>
          <table:table-cell office:value-type="float" office:value="2.4694009309719801E-2" table:style-name="ce8">
            <text:p>0.024694009</text:p>
          </table:table-cell>
          <table:table-cell office:value-type="float" office:value="1.7638578078371301E-2" table:style-name="ce8">
            <text:p>0.017638578</text:p>
          </table:table-cell>
          <table:table-cell office:value-type="float" office:value="1.2598984341693801E-2" table:style-name="ce8">
            <text:p>0.012598984</text:p>
          </table:table-cell>
          <table:table-cell office:value-type="float" office:value="8.9992745297813002E-3" table:style-name="ce8">
            <text:p>0.008999275</text:p>
          </table:table-cell>
          <table:table-cell office:value-type="float" office:value="6.4280532355580596E-3" table:style-name="ce8">
            <text:p>0.006428053</text:p>
          </table:table-cell>
          <table:table-cell office:value-type="float" office:value="4.5914665968272003E-3" table:style-name="ce8">
            <text:p>0.004591467</text:p>
          </table:table-cell>
          <table:table-cell office:value-type="float" office:value="3.2796189977337201E-3" table:style-name="ce8">
            <text:p>0.003279619</text:p>
          </table:table-cell>
          <table:table-cell office:value-type="float" office:value="2.3425849983812201E-3" table:style-name="ce8">
            <text:p>0.002342585</text:p>
          </table:table-cell>
          <table:table-cell office:value-type="float" office:value="1.6732749988437299E-3" table:style-name="ce8">
            <text:p>0.001673275</text:p>
          </table:table-cell>
          <table:table-cell table:number-columns-repeated="4" table:style-name="ce8"/>
          <table:table-cell table:number-columns-repeated="964" table:style-name="ce3"/>
          <table:table-cell table:number-columns-repeated="15395"/>
        </table:table-row>
        <table:table-row table:style-name="ro1">
          <table:table-cell table:number-columns-repeated="25" table:style-name="ce8"/>
          <table:table-cell table:number-columns-repeated="964" table:style-name="ce3"/>
          <table:table-cell table:number-columns-repeated="15395"/>
        </table:table-row>
        <table:table-row table:number-rows-repeated="1048572" table:style-name="ro2">
          <table:table-cell table:number-columns-repeated="16384"/>
        </table:table-row>
      </table:table>
      <table:table table:name="x" table:style-name="ta2">
        <table:table-column table:style-name="co1" table:default-cell-style-name="ce1"/>
        <table:table-column table:style-name="co17" table:default-cell-style-name="ce1"/>
        <table:table-column table:style-name="co5" table:number-columns-repeated="16382" table:default-cell-style-name="ce1"/>
        <table:table-row table:style-name="ro3">
          <table:table-cell table:style-name="ce1"/>
          <table:table-cell office:value-type="string" table:style-name="ce10">
            <text:p>functions</text:p>
          </table:table-cell>
          <table:table-cell table:number-columns-repeated="16382"/>
        </table:table-row>
        <table:table-row table:style-name="ro3">
          <table:table-cell office:value-type="string" table:style-name="ce10">
            <text:p>x(t)</text:p>
          </table:table-cell>
          <table:table-cell office:value-type="string" table:style-name="ce10">
            <text:p>xt &lt;-function(t) c(100)</text:p>
          </table:table-cell>
          <table:table-cell table:number-columns-repeated="16382"/>
        </table:table-row>
        <table:table-row table:style-name="ro3">
          <table:table-cell office:value-type="string" table:style-name="ce10">
            <text:p>dx/dt</text:p>
          </table:table-cell>
          <table:table-cell office:value-type="string" table:style-name="ce10">
            <text:p>dxdt &lt;- function(t) c(0)</text:p>
          </table:table-cell>
          <table:table-cell table:number-columns-repeated="16382"/>
        </table:table-row>
        <table:table-row table:number-rows-repeated="1048573" table:style-name="ro3">
          <table:table-cell table:number-columns-repeated="16384"/>
        </table:table-row>
      </table:table>
      <table:table table:name="q" table:style-name="ta2">
        <table:table-column table:style-name="co1" table:number-columns-repeated="12" table:default-cell-style-name="ce1"/>
        <table:table-column table:style-name="co5" table:number-columns-repeated="16372" table:default-cell-style-name="ce1"/>
        <table:table-row table:style-name="ro1">
          <table:table-cell table:style-name="ce10"/>
          <table:table-cell office:value-type="string" table:style-name="ce8">
            <text:p>Cin</text:p>
          </table:table-cell>
          <table:table-cell office:value-type="string" table:style-name="ce8">
            <text:p>Met</text:p>
          </table:table-cell>
          <table:table-cell office:value-type="string" table:style-name="ce8">
            <text:p>DNAp</text:p>
          </table:table-cell>
          <table:table-cell office:value-type="string" table:style-name="ce6">
            <text:p>rRNAp</text:p>
          </table:table-cell>
          <table:table-cell office:value-type="string" table:style-name="ce11">
            <text:p>Deg</text:p>
          </table:table-cell>
          <table:table-cell office:value-type="string" table:style-name="ce11">
            <text:p>Maint</text:p>
          </table:table-cell>
          <table:table-cell office:value-type="string" table:style-name="ce8">
            <text:p>r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2"/>
        </table:table-row>
        <table:table-row table:style-name="ro3">
          <table:table-cell office:value-type="string" table:style-name="ce10">
            <text:p>q0</text:p>
          </table:table-cell>
          <table:table-cell office:value-type="float" office:value="1" table:style-name="ce10">
            <text:p>1</text:p>
          </table:table-cell>
          <table:table-cell office:value-type="float" office:value="0.8" table:style-name="ce10">
            <text:p>0.8</text:p>
          </table:table-cell>
          <table:table-cell office:value-type="float" office:value="0.6" table:style-name="ce10">
            <text:p>0.6</text:p>
          </table:table-cell>
          <table:table-cell office:value-type="float" office:value="0.5" table:style-name="ce10">
            <text:p>0.5</text:p>
          </table:table-cell>
          <table:table-cell office:value-type="float" office:value="0.5" table:style-name="ce10">
            <text:p>0.5</text:p>
          </table:table-cell>
          <table:table-cell office:value-type="float" office:value="0.2" table:style-name="ce10">
            <text:p>0.2</text:p>
          </table:table-cell>
          <table:table-cell office:value-type="float" office:value="0.4" table:style-name="ce10">
            <text:p>0.4</text:p>
          </table:table-cell>
          <table:table-cell table:number-columns-repeated="4" table:style-name="ce10"/>
          <table:table-cell table:number-columns-repeated="16372"/>
        </table:table-row>
        <table:table-row table:style-name="ro3">
          <table:table-cell office:value-type="string" table:style-name="ce10">
            <text:p>dq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2"/>
        </table:table-row>
        <table:table-row table:style-name="ro3">
          <table:table-cell table:number-columns-repeated="3" table:style-name="ce10"/>
          <table:table-cell table:number-columns-repeated="16381" table:style-name="ce1"/>
        </table:table-row>
        <table:table-row table:number-rows-repeated="1048572" table:style-name="ro3">
          <table:table-cell table:number-columns-repeated="16384"/>
        </table:table-row>
      </table:table>
      <table:table table:name="phi" table:style-name="ta4">
        <table:table-column table:style-name="co5" table:number-columns-repeated="16384" table:default-cell-style-name="ce1"/>
        <table:table-row table:style-name="ro1">
          <table:table-cell office:value-type="string" table:style-name="ce10">
            <text:p>mu</text:p>
          </table:table-cell>
          <table:table-cell office:value-type="string" table:style-name="ce8">
            <text:p>Cin</text:p>
          </table:table-cell>
          <table:table-cell office:value-type="string" table:style-name="ce8">
            <text:p>Met</text:p>
          </table:table-cell>
          <table:table-cell office:value-type="string" table:style-name="ce8">
            <text:p>DNAp</text:p>
          </table:table-cell>
          <table:table-cell office:value-type="string" table:style-name="ce6">
            <text:p>rRNAp</text:p>
          </table:table-cell>
          <table:table-cell office:value-type="string" table:style-name="ce11">
            <text:p>Deg</text:p>
          </table:table-cell>
          <table:table-cell office:value-type="string" table:style-name="ce11">
            <text:p>Maint</text:p>
          </table:table-cell>
          <table:table-cell office:value-type="string" table:style-name="ce8">
            <text:p>r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2" table:style-name="ce1"/>
        </table:table-row>
        <table:table-row table:style-name="ro3">
          <table:table-cell office:value-type="float" office:value="1" table:style-name="ce10">
            <text:p>1</text:p>
          </table:table-cell>
          <table:table-cell office:value-type="float" office:value="0.05" table:style-name="ce10">
            <text:p>0.05</text:p>
          </table:table-cell>
          <table:table-cell office:value-type="float" office:value="0.2" table:style-name="ce10">
            <text:p>0.2</text:p>
          </table:table-cell>
          <table:table-cell office:value-type="float" office:value="7.0000000000000007E-2" table:style-name="ce10">
            <text:p>0.07</text:p>
          </table:table-cell>
          <table:table-cell office:value-type="float" office:value="2.7E-2" table:style-name="ce10">
            <text:p>0.027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0.2" table:style-name="ce10">
            <text:p>0.2</text:p>
          </table:table-cell>
          <table:table-cell office:value-type="float" office:value="0.4" table:style-name="ce10">
            <text:p>0.4</text:p>
          </table:table-cell>
          <table:table-cell table:number-columns-repeated="4" table:style-name="ce10"/>
          <table:table-cell table:number-columns-repeated="16372" table:style-name="ce1"/>
        </table:table-row>
        <table:table-row table:number-rows-repeated="8" table:style-name="ro3">
          <table:table-cell table:number-columns-repeated="16384"/>
        </table:table-row>
        <table:table-row table:number-rows-repeated="6" table:style-name="ro3">
          <table:table-cell table:number-columns-repeated="2" table:style-name="ce1"/>
          <table:table-cell table:number-columns-repeated="11" table:style-name="ce10"/>
          <table:table-cell table:number-columns-repeated="16371"/>
        </table:table-row>
        <table:table-row table:number-rows-repeated="2" table:style-name="ro3">
          <table:table-cell table:number-columns-repeated="2"/>
          <table:table-cell table:number-columns-repeated="11" table:style-name="ce10"/>
          <table:table-cell table:number-columns-repeated="16371"/>
        </table:table-row>
        <table:table-row table:number-rows-repeated="1048558" table:style-name="ro3">
          <table:table-cell table:number-columns-repeated="16384"/>
        </table:table-row>
      </table:table>
      <table:table table:name="min_phi" table:style-name="ta5">
        <table:table-column table:style-name="co18" table:number-columns-repeated="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8">
            <text:p>Cin</text:p>
          </table:table-cell>
          <table:table-cell office:value-type="string" table:style-name="ce8">
            <text:p>Met</text:p>
          </table:table-cell>
          <table:table-cell office:value-type="string" table:style-name="ce8">
            <text:p>DNAp</text:p>
          </table:table-cell>
          <table:table-cell office:value-type="string" table:style-name="ce6">
            <text:p>rRNAp</text:p>
          </table:table-cell>
          <table:table-cell office:value-type="string" table:style-name="ce11">
            <text:p>Deg</text:p>
          </table:table-cell>
          <table:table-cell office:value-type="string" table:style-name="ce11">
            <text:p>Maint</text:p>
          </table:table-cell>
          <table:table-cell office:value-type="string" table:style-name="ce8">
            <text:p>r</text:p>
          </table:table-cell>
          <table:table-cell table:number-columns-repeated="16377"/>
        </table:table-row>
        <table:table-row table:style-name="ro3"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0000000000000001E-3" table:style-name="ce10">
            <text:p>0.003</text:p>
          </table:table-cell>
          <table:table-cell office:value-type="float" office:value="0.2" table:style-name="ce10">
            <text:p>0.2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number-rows-repeated="1048574" table:style-name="ro3">
          <table:table-cell table:number-columns-repeated="16384"/>
        </table:table-row>
      </table:table>
      <table:table table:name="min_f" table:style-name="ta4">
        <table:table-column table:style-name="co4" table:number-columns-repeated="16384" table:default-cell-style-name="ce1"/>
        <table:table-row table:style-name="ro1">
          <table:table-cell office:value-type="string" table:style-name="ce8">
            <text:p>Cin</text:p>
          </table:table-cell>
          <table:table-cell office:value-type="string" table:style-name="ce8">
            <text:p>Met</text:p>
          </table:table-cell>
          <table:table-cell office:value-type="string" table:style-name="ce8">
            <text:p>DNAp</text:p>
          </table:table-cell>
          <table:table-cell office:value-type="string" table:style-name="ce6">
            <text:p>rRNAp</text:p>
          </table:table-cell>
          <table:table-cell office:value-type="string" table:style-name="ce11">
            <text:p>Deg</text:p>
          </table:table-cell>
          <table:table-cell office:value-type="string" table:style-name="ce11">
            <text:p>Maint</text:p>
          </table:table-cell>
          <table:table-cell office:value-type="string" table:style-name="ce8">
            <text:p>r</text:p>
          </table:table-cell>
          <table:table-cell table:number-columns-repeated="16377"/>
        </table:table-row>
        <table:table-row table:style-name="ro3"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number:number-style style:name="N37" number:language="en" number:country="US">
      <number:number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Diana Széliová</dc:creator>
    <meta:creation-date>2024-10-31T15:37:37Z</meta:creation-date>
    <dc:date>2024-10-31T16:32:58Z</dc:date>
    <meta:editing-cycles>164</meta:editing-cycles>
    <meta:editing-duration>PT25124S</meta:editing-duration>
  </office:meta>
</office:document-meta>
</file>